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666666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00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4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0000"/>
    </style:style>
    <style:style style:name="ce16" style:family="table-cell" style:parent-style-name="Default">
      <style:table-cell-properties fo:background-color="#666666"/>
    </style:style>
    <style:style style:name="ce17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21">
      <style:table-cell-properties fo:background-color="#666666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21" style:family="table-cell" style:parent-style-name="Default">
      <style:table-cell-properties fo:background-color="#66666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 style:data-style-name="N121">
      <style:table-cell-properties fo:background-color="#ffff99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5" style:family="table-cell" style:parent-style-name="Default">
      <style:table-cell-properties fo:background-color="#666666" style:text-align-source="fix" style:repeat-content="false"/>
      <style:paragraph-properties fo:text-align="justify" fo:margin-left="0in"/>
    </style:style>
    <style:style style:name="ce26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able-cell-properties fo:background-color="#666666" style:text-align-source="fix" style:repeat-content="false"/>
      <style:paragraph-properties fo:text-align="start" fo:margin-left="0in"/>
    </style:style>
    <style:style style:name="ce30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1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32" style:family="table-cell" style:parent-style-name="Default" style:data-style-name="N122">
      <style:table-cell-properties fo:background-color="#666666" style:text-align-source="fix" style:repeat-content="false"/>
      <style:paragraph-properties fo:text-align="start" fo:margin-left="0in"/>
    </style:style>
    <style:style style:name="ce33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  <style:style style:name="ce34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14" table:default-cell-style-name="ce6"/>
        <table:table-column table:style-name="co2" table:default-cell-style-name="Default"/>
        <table:table-column table:style-name="co3" table:number-columns-repeated="2" table:default-cell-style-name="ce6"/>
        <table:table-column table:style-name="co3" table:default-cell-style-name="Default"/>
        <table:table-column table:style-name="co3" table:default-cell-style-name="ce6"/>
        <table:table-column table:style-name="co3" table:number-columns-repeated="9" table:default-cell-style-name="Default"/>
        <table:table-column table:style-name="co3" table:number-columns-repeated="5" table:default-cell-style-name="ce6"/>
        <table:table-column table:style-name="co4" table:default-cell-style-name="ce15"/>
        <table:table-column table:style-name="co5" table:default-cell-style-name="ce20"/>
        <table:table-column table:style-name="co6" table:number-columns-repeated="4" table:default-cell-style-name="ce11"/>
        <table:table-column table:style-name="co4" table:default-cell-style-name="ce15"/>
        <table:table-column table:style-name="co6" table:default-cell-style-name="ce24"/>
        <table:table-column table:style-name="co7" table:default-cell-style-name="ce28"/>
        <table:table-column table:style-name="co4" table:default-cell-style-name="ce15"/>
        <table:table-column table:style-name="co6" table:default-cell-style-name="ce24"/>
        <table:table-column table:style-name="co2" table:default-cell-style-name="ce31"/>
        <table:table-column table:style-name="co4" table:default-cell-style-name="ce15"/>
        <table:table-column table:style-name="co6" table:default-cell-style-name="ce24"/>
        <table:table-column table:style-name="co7" table:default-cell-style-name="ce28"/>
        <table:table-column table:style-name="co2" table:number-columns-repeated="975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5" office:value-type="string" calcext:value-type="string">
            <text:p>A1</text:p>
          </table:table-cell>
          <table:table-cell table:style-name="ce5" office:value-type="string" calcext:value-type="string">
            <text:p>A2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A4</text:p>
          </table:table-cell>
          <table:table-cell table:style-name="ce5" office:value-type="string" calcext:value-type="string">
            <text:p>A5</text:p>
          </table:table-cell>
          <table:table-cell table:style-name="ce5" office:value-type="string" calcext:value-type="string">
            <text:p>A6</text:p>
          </table:table-cell>
          <table:table-cell table:style-name="ce8" office:value-type="string" calcext:value-type="string">
            <text:p>RN</text:p>
          </table:table-cell>
          <table:table-cell table:style-name="ce5" office:value-type="string" calcext:value-type="string">
            <text:p>MP2</text:p>
          </table:table-cell>
          <table:table-cell table:style-name="ce5" office:value-type="string" calcext:value-type="string">
            <text:p>A7</text:p>
          </table:table-cell>
          <table:table-cell table:style-name="ce5" office:value-type="string" calcext:value-type="string">
            <text:p>A8</text:p>
          </table:table-cell>
          <table:table-cell table:style-name="ce5" office:value-type="string" calcext:value-type="string">
            <text:p>A9 – 5I</text:p>
          </table:table-cell>
          <table:table-cell table:style-name="ce5" office:value-type="string" calcext:value-type="string">
            <text:p>A9 – LT</text:p>
          </table:table-cell>
          <table:table-cell table:style-name="ce5" office:value-type="string" calcext:value-type="string">
            <text:p>A10</text:p>
          </table:table-cell>
          <table:table-cell table:style-name="ce5" office:value-type="string" calcext:value-type="string">
            <text:p>A11</text:p>
          </table:table-cell>
          <table:table-cell table:style-name="ce5" office:value-type="string" calcext:value-type="string">
            <text:p>A12</text:p>
          </table:table-cell>
          <table:table-cell table:style-name="ce11" office:value-type="string" calcext:value-type="string">
            <text:p>A13</text:p>
          </table:table-cell>
          <table:table-cell table:style-name="ce11" office:value-type="string" calcext:value-type="string">
            <text:p>A14 – LT</text:p>
          </table:table-cell>
          <table:table-cell table:style-name="ce12" office:value-type="string" calcext:value-type="string">
            <text:p>RN</text:p>
          </table:table-cell>
          <table:table-cell table:style-name="ce13" office:value-type="string" calcext:value-type="string">
            <text:p>M3-P</text:p>
          </table:table-cell>
          <table:table-cell table:style-name="ce13" office:value-type="string" calcext:value-type="string">
            <text:p>A15</text:p>
          </table:table-cell>
          <table:table-cell table:style-name="ce13" office:value-type="string" calcext:value-type="string">
            <text:p>A16</text:p>
          </table:table-cell>
          <table:table-cell table:style-name="ce13" office:value-type="string" calcext:value-type="string">
            <text:p>A17</text:p>
          </table:table-cell>
          <table:table-cell table:style-name="ce13" office:value-type="string" calcext:value-type="string">
            <text:p>A17 – LT</text:p>
          </table:table-cell>
          <table:table-cell table:style-name="ce13" office:value-type="string" calcext:value-type="string">
            <text:p>A18 – RD</text:p>
          </table:table-cell>
          <table:table-cell table:style-name="ce13" office:value-type="string" calcext:value-type="string">
            <text:p>A18 – FD</text:p>
          </table:table-cell>
          <table:table-cell table:style-name="ce13" office:value-type="string" calcext:value-type="string">
            <text:p>A19</text:p>
          </table:table-cell>
          <table:table-cell table:style-name="ce13" office:value-type="string" calcext:value-type="string">
            <text:p>A20</text:p>
          </table:table-cell>
          <table:table-cell table:style-name="ce13" office:value-type="string" calcext:value-type="string">
            <text:p>A21</text:p>
          </table:table-cell>
          <table:table-cell table:style-name="ce11" office:value-type="string" calcext:value-type="string">
            <text:p>RN</text:p>
          </table:table-cell>
          <table:table-cell table:style-name="ce11" office:value-type="string" calcext:value-type="string">
            <text:p>A22</text:p>
          </table:table-cell>
          <table:table-cell table:number-columns-repeated="2" table:style-name="ce11" office:value-type="string" calcext:value-type="string">
            <text:p>A23</text:p>
          </table:table-cell>
          <table:table-cell table:style-name="ce13" office:value-type="string" calcext:value-type="string">
            <text:p>M4-P</text:p>
          </table:table-cell>
          <table:table-cell table:style-name="ce14"/>
          <table:table-cell table:style-name="ce17" office:value-type="string" calcext:value-type="string">
            <text:p>Final Grade</text:p>
          </table:table-cell>
          <table:table-cell table:style-name="ce19" office:value-type="string" calcext:value-type="string">
            <text:p>Final Grade</text:p>
          </table:table-cell>
          <table:table-cell table:style-name="ce19" office:value-type="string" calcext:value-type="string">
            <text:p>Submitted Grade</text:p>
          </table:table-cell>
          <table:table-cell table:style-name="ce19" office:value-type="string" calcext:value-type="string">
            <text:p>Final GPA</text:p>
          </table:table-cell>
          <table:table-cell table:style-name="ce19" office:value-type="string" calcext:value-type="string">
            <text:p>Submitted GPA</text:p>
          </table:table-cell>
          <table:table-cell table:style-name="ce14"/>
          <table:table-cell table:style-name="ce23" office:value-type="string" calcext:value-type="string">
            <text:p>Letter Grade</text:p>
          </table:table-cell>
          <table:table-cell table:style-name="ce27" office:value-type="string" calcext:value-type="string">
            <text:p>Numerical Grade</text:p>
          </table:table-cell>
          <table:table-cell table:style-name="ce14"/>
          <table:table-cell table:style-name="ce23" office:value-type="string" calcext:value-type="string">
            <text:p>Letter Grade</text:p>
          </table:table-cell>
          <table:table-cell table:style-name="ce30" office:value-type="string" calcext:value-type="string">
            <text:p>GPA </text:p>
          </table:table-cell>
          <table:table-cell table:style-name="ce14"/>
          <table:table-cell table:style-name="ce23"/>
          <table:table-cell table:style-name="ce27"/>
          <table:table-cell table:style-name="ce34" table:number-columns-repeated="964"/>
          <table:table-cell table:number-columns-repeated="11"/>
        </table:table-row>
        <table:table-row table:style-name="ro1">
          <table:table-cell table:style-name="ce2" office:value-type="string" calcext:value-type="string">
            <text:p>James Ballinger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-</text:p>
          </table:table-cell>
          <table:table-cell office:value-type="string" calcext:value-type="string">
            <text:p>A-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number-columns-repeated="5" table:style-name="ce6" office:value-type="string" calcext:value-type="string">
            <text:p>A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0"/>
          <table:table-cell/>
          <table:table-cell table:style-name="ce17" table:formula="of:=[.AC2] + [.AI2] + #REF!2 + #REF!2 + [.AC2] + [.AC2]" office:value-type="string" office:string-value="" calcext:value-type="error">
            <text:p>Err:509</text:p>
          </table:table-cell>
          <table:table-cell table:style-name="ce19" table:formula="of:=IF([.AJ2]&gt;=0.9875;&quot;A+&quot;;  IF([.AJ2]&gt;=0.94; &quot;A&quot;; IF([.AJ2]&gt;=0.9; &quot;A-&quot;; IF([.AJ2]&gt;=0.87; &quot;B+&quot;; IF([.AJ2]&gt;=0.84;&quot;B&quot;; IF([.AJ2]&gt;=0.8; &quot;B-&quot;; IF([.AJ2]&gt;=0.77; &quot;C+&quot;; IF([.AJ2]&gt;=0.74;&quot;C&quot;; IF([.AJ2]&gt;=0.7; &quot;C-&quot;; IF([.AJ2]&gt;=0.67; &quot;D+&quot;; IF([.AJ2]&gt;=0.64;&quot;D&quot;; IF([.AJ2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+</text:p>
          </table:table-cell>
          <table:table-cell table:style-name="ce19" table:formula="of:=VLOOKUP([.AK2]; [.$AS$2:.$AT$15]; 2; 0)" office:value-type="string" office:string-value="" calcext:value-type="error">
            <text:p>Err:509</text:p>
          </table:table-cell>
          <table:table-cell table:style-name="ce19" table:formula="of:=VLOOKUP([.AL2]; [.$AS$2:.$AT$15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78"/>
        </table:table-row>
        <table:table-row table:style-name="ro1">
          <table:table-cell table:style-name="ce2" office:value-type="string" calcext:value-type="string">
            <text:p>Katherine Beisl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A-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/>
          <table:table-cell table:style-name="ce17" table:formula="of:=[.AC3] + [.AI3] + #REF!3 + #REF!3 + [.AC3] + [.AC3]" office:value-type="string" office:string-value="" calcext:value-type="error">
            <text:p>Err:509</text:p>
          </table:table-cell>
          <table:table-cell table:style-name="ce19" table:formula="of:=IF([.AJ3]&gt;=0.9875;&quot;A+&quot;;  IF([.AJ3]&gt;=0.94; &quot;A&quot;; IF([.AJ3]&gt;=0.9; &quot;A-&quot;; IF([.AJ3]&gt;=0.87; &quot;B+&quot;; IF([.AJ3]&gt;=0.84;&quot;B&quot;; IF([.AJ3]&gt;=0.8; &quot;B-&quot;; IF([.AJ3]&gt;=0.77; &quot;C+&quot;; IF([.AJ3]&gt;=0.74;&quot;C&quot;; IF([.AJ3]&gt;=0.7; &quot;C-&quot;; IF([.AJ3]&gt;=0.67; &quot;D+&quot;; IF([.AJ3]&gt;=0.64;&quot;D&quot;; IF([.AJ3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</text:p>
          </table:table-cell>
          <table:table-cell table:style-name="ce19" table:formula="of:=VLOOKUP([.AK3]; [.$AS$2:.$AT$15]; 2; 0)" office:value-type="string" office:string-value="" calcext:value-type="error">
            <text:p>Err:509</text:p>
          </table:table-cell>
          <table:table-cell table:style-name="ce19" table:formula="of:=VLOOKUP([.AL3]; [.$AS$2:.$AT$15]; 2; 0)" office:value-type="float" office:value="3" calcext:value-type="float">
            <text:p>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78"/>
        </table:table-row>
        <table:table-row table:style-name="ro1">
          <table:table-cell table:style-name="ce2" office:value-type="string" calcext:value-type="string">
            <text:p>Nathaniel Blak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A</text:p>
          </table:table-cell>
          <table:table-cell table:style-name="ce10"/>
          <table:table-cell table:number-columns-repeated="6"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+</text:p>
          </table:table-cell>
          <table:table-cell table:style-name="ce9" office:value-type="string" calcext:value-type="string">
            <text:p>F</text:p>
          </table:table-cell>
          <table:table-cell table:style-name="ce10"/>
          <table:table-cell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F</text:p>
          </table:table-cell>
          <table:table-cell table:number-columns-repeated="2" table:style-name="ce6" office:value-type="string" calcext:value-type="string">
            <text:p>A-</text:p>
          </table:table-cell>
          <table:table-cell table:number-columns-repeated="4" table:style-name="ce6" office:value-type="string" calcext:value-type="string">
            <text:p>F</text:p>
          </table:table-cell>
          <table:table-cell table:number-columns-repeated="3"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/>
          <table:table-cell table:style-name="ce17" table:formula="of:=[.AC4] + [.AI4] + #REF!4 + #REF!4 + [.AC4] + [.AC4]" office:value-type="string" office:string-value="" calcext:value-type="error">
            <text:p>Err:509</text:p>
          </table:table-cell>
          <table:table-cell table:style-name="ce19" table:formula="of:=IF([.AJ4]&gt;=0.9875;&quot;A+&quot;;  IF([.AJ4]&gt;=0.94; &quot;A&quot;; IF([.AJ4]&gt;=0.9; &quot;A-&quot;; IF([.AJ4]&gt;=0.87; &quot;B+&quot;; IF([.AJ4]&gt;=0.84;&quot;B&quot;; IF([.AJ4]&gt;=0.8; &quot;B-&quot;; IF([.AJ4]&gt;=0.77; &quot;C+&quot;; IF([.AJ4]&gt;=0.74;&quot;C&quot;; IF([.AJ4]&gt;=0.7; &quot;C-&quot;; IF([.AJ4]&gt;=0.67; &quot;D+&quot;; IF([.AJ4]&gt;=0.64;&quot;D&quot;; IF([.AJ4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A</text:p>
          </table:table-cell>
          <table:table-cell table:style-name="ce19" table:formula="of:=VLOOKUP([.AK4]; [.$AS$2:.$AT$15]; 2; 0)" office:value-type="string" office:string-value="" calcext:value-type="error">
            <text:p>Err:509</text:p>
          </table:table-cell>
          <table:table-cell table:style-name="ce19" table:formula="of:=VLOOKUP([.AL4]; [.$AS$2:.$AT$15]; 2; 0)" office:value-type="float" office:value="4" calcext:value-type="float">
            <text:p>4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78"/>
        </table:table-row>
        <table:table-row table:style-name="ro1">
          <table:table-cell table:style-name="ce2" office:value-type="string" calcext:value-type="string">
            <text:p>Cathal Chaffe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F</text:p>
          </table:table-cell>
          <table:table-cell table:style-name="ce10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-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B-</text:p>
          </table:table-cell>
          <table:table-cell table:style-name="ce10"/>
          <table:table-cell table:number-columns-repeated="2"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B-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-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/>
          <table:table-cell table:style-name="ce17" table:formula="of:=[.AC5] + [.AI5] + #REF!5 + #REF!5 + [.AC5] + [.AC5]" office:value-type="string" office:string-value="" calcext:value-type="error">
            <text:p>Err:509</text:p>
          </table:table-cell>
          <table:table-cell table:style-name="ce19" table:formula="of:=IF([.AJ5]&gt;=0.9875;&quot;A+&quot;;  IF([.AJ5]&gt;=0.94; &quot;A&quot;; IF([.AJ5]&gt;=0.9; &quot;A-&quot;; IF([.AJ5]&gt;=0.87; &quot;B+&quot;; IF([.AJ5]&gt;=0.84;&quot;B&quot;; IF([.AJ5]&gt;=0.8; &quot;B-&quot;; IF([.AJ5]&gt;=0.77; &quot;C+&quot;; IF([.AJ5]&gt;=0.74;&quot;C&quot;; IF([.AJ5]&gt;=0.7; &quot;C-&quot;; IF([.AJ5]&gt;=0.67; &quot;D+&quot;; IF([.AJ5]&gt;=0.64;&quot;D&quot;; IF([.AJ5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C-</text:p>
          </table:table-cell>
          <table:table-cell table:style-name="ce19" table:formula="of:=VLOOKUP([.AK5]; [.$AS$2:.$AT$15]; 2; 0)" office:value-type="string" office:string-value="" calcext:value-type="error">
            <text:p>Err:509</text:p>
          </table:table-cell>
          <table:table-cell table:style-name="ce19" table:formula="of:=VLOOKUP([.AL5]; [.$AS$2:.$AT$15]; 2; 0)" office:value-type="float" office:value="1.7" calcext:value-type="float">
            <text:p>1.7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78"/>
        </table:table-row>
        <table:table-row table:style-name="ro1">
          <table:table-cell table:style-name="ce3" office:value-type="string" calcext:value-type="string">
            <text:p>Matthew Clive</text:p>
          </table:table-cell>
          <table:table-cell table:style-name="ce7" office:value-type="string" calcext:value-type="string">
            <text:p>A</text:p>
          </table:table-cell>
          <table:table-cell table:number-columns-repeated="2" table:style-name="ce7" office:value-type="string" calcext:value-type="string">
            <text:p>A-</text:p>
          </table:table-cell>
          <table:table-cell table:number-columns-repeated="2" table:style-name="ce7" office:value-type="string" calcext:value-type="string">
            <text:p>A</text:p>
          </table:table-cell>
          <table:table-cell table:style-name="ce7" office:value-type="string" calcext:value-type="string">
            <text:p>F</text:p>
          </table:table-cell>
          <table:table-cell table:style-name="ce9" office:value-type="string" calcext:value-type="string">
            <text:p>A-</text:p>
          </table:table-cell>
          <table:table-cell table:style-name="ce7"/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B+</text:p>
          </table:table-cell>
          <table:table-cell table:number-columns-repeated="3" table:style-name="ce7" office:value-type="string" calcext:value-type="string">
            <text:p>F</text:p>
          </table:table-cell>
          <table:table-cell table:style-name="ce7" table:number-columns-repeated="2"/>
          <table:table-cell table:style-name="ce9" office:value-type="string" calcext:value-type="string">
            <text:p>F</text:p>
          </table:table-cell>
          <table:table-cell table:style-name="ce7" table:number-columns-repeated="15"/>
          <table:table-cell table:style-name="ce16"/>
          <table:table-cell table:style-name="ce18" table:formula="of:=[.AC6] + [.AI6] + #REF!6 + #REF!6 + [.AC6] + [.AC6]" office:value-type="string" office:string-value="" calcext:value-type="error">
            <text:p>Err:509</text:p>
          </table:table-cell>
          <table:table-cell table:style-name="ce21" table:formula="of:=IF([.AJ6]&gt;=0.9875;&quot;A+&quot;;  IF([.AJ6]&gt;=0.94; &quot;A&quot;; IF([.AJ6]&gt;=0.9; &quot;A-&quot;; IF([.AJ6]&gt;=0.87; &quot;B+&quot;; IF([.AJ6]&gt;=0.84;&quot;B&quot;; IF([.AJ6]&gt;=0.8; &quot;B-&quot;; IF([.AJ6]&gt;=0.77; &quot;C+&quot;; IF([.AJ6]&gt;=0.74;&quot;C&quot;; IF([.AJ6]&gt;=0.7; &quot;C-&quot;; IF([.AJ6]&gt;=0.67; &quot;D+&quot;; IF([.AJ6]&gt;=0.64;&quot;D&quot;; IF([.AJ6]&gt;=0.6; &quot;D-&quot;; &quot;F&quot;))))))))))))" office:value-type="string" office:string-value="" calcext:value-type="error">
            <text:p>Err:509</text:p>
          </table:table-cell>
          <table:table-cell table:style-name="ce21" office:value-type="string" calcext:value-type="string">
            <text:p>C-</text:p>
          </table:table-cell>
          <table:table-cell table:style-name="ce21" table:formula="of:=VLOOKUP([.AK6]; [.$AS$2:.$AT$15]; 2; 0)" office:value-type="string" office:string-value="" calcext:value-type="error">
            <text:p>Err:509</text:p>
          </table:table-cell>
          <table:table-cell table:style-name="ce21" table:formula="of:=VLOOKUP([.AL6]; [.$AS$2:.$AT$15]; 2; 0)" office:value-type="float" office:value="1.7" calcext:value-type="float">
            <text:p>1.7</text:p>
          </table:table-cell>
          <table:table-cell table:style-name="ce16"/>
          <table:table-cell table:style-name="ce25" office:value-type="string" calcext:value-type="string">
            <text:p>B</text:p>
          </table:table-cell>
          <table:table-cell table:style-name="ce29" office:value-type="float" office:value="86" calcext:value-type="float">
            <text:p>86</text:p>
          </table:table-cell>
          <table:table-cell table:style-name="ce16"/>
          <table:table-cell table:style-name="ce25" office:value-type="string" calcext:value-type="string">
            <text:p>B</text:p>
          </table:table-cell>
          <table:table-cell table:style-name="ce32" office:value-type="float" office:value="3" calcext:value-type="float">
            <text:p>3.0</text:p>
          </table:table-cell>
          <table:table-cell table:style-name="ce16"/>
          <table:table-cell table:style-name="ce25"/>
          <table:table-cell table:style-name="ce29"/>
          <table:table-cell table:style-name="ce16" table:number-columns-repeated="975"/>
        </table:table-row>
        <table:table-row table:style-name="ro1">
          <table:table-cell table:style-name="ce2" office:value-type="string" calcext:value-type="string">
            <text:p>Francis Craf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B-</text:p>
          </table:table-cell>
          <table:table-cell table:style-name="ce10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F</text:p>
          </table:table-cell>
          <table:table-cell table:number-columns-repeated="2" table:style-name="ce6" office:value-type="string" calcext:value-type="string">
            <text:p>A-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-</text:p>
          </table:table-cell>
          <table:table-cell/>
          <table:table-cell table:style-name="ce17" table:formula="of:=[.AC7] + [.AI7] + #REF!7 + #REF!7 + [.AC7] + [.AC7]" office:value-type="string" office:string-value="" calcext:value-type="error">
            <text:p>Err:509</text:p>
          </table:table-cell>
          <table:table-cell table:style-name="ce19" table:formula="of:=IF([.AJ7]&gt;=0.9875;&quot;A+&quot;;  IF([.AJ7]&gt;=0.94; &quot;A&quot;; IF([.AJ7]&gt;=0.9; &quot;A-&quot;; IF([.AJ7]&gt;=0.87; &quot;B+&quot;; IF([.AJ7]&gt;=0.84;&quot;B&quot;; IF([.AJ7]&gt;=0.8; &quot;B-&quot;; IF([.AJ7]&gt;=0.77; &quot;C+&quot;; IF([.AJ7]&gt;=0.74;&quot;C&quot;; IF([.AJ7]&gt;=0.7; &quot;C-&quot;; IF([.AJ7]&gt;=0.67; &quot;D+&quot;; IF([.AJ7]&gt;=0.64;&quot;D&quot;; IF([.AJ7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</text:p>
          </table:table-cell>
          <table:table-cell table:style-name="ce19" table:formula="of:=VLOOKUP([.AK7]; [.$AS$2:.$AT$15]; 2; 0)" office:value-type="string" office:string-value="" calcext:value-type="error">
            <text:p>Err:509</text:p>
          </table:table-cell>
          <table:table-cell table:style-name="ce19" table:formula="of:=VLOOKUP([.AL7]; [.$AS$2:.$AT$15]; 2; 0)" office:value-type="float" office:value="3" calcext:value-type="float">
            <text:p>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78"/>
        </table:table-row>
        <table:table-row table:style-name="ro1">
          <table:table-cell table:style-name="ce2" office:value-type="string" calcext:value-type="string">
            <text:p>Brandon Ginoz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F</text:p>
          </table:table-cell>
          <table:table-cell table:style-name="ce10"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table:style-name="ce10"/>
          <table:table-cell/>
          <table:table-cell table:style-name="ce17" table:formula="of:=[.AC8] + [.AI8] + #REF!8 + #REF!8 + [.AC8] + [.AC8]" office:value-type="string" office:string-value="" calcext:value-type="error">
            <text:p>Err:509</text:p>
          </table:table-cell>
          <table:table-cell table:style-name="ce19" table:formula="of:=IF([.AJ8]&gt;=0.9875;&quot;A+&quot;;  IF([.AJ8]&gt;=0.94; &quot;A&quot;; IF([.AJ8]&gt;=0.9; &quot;A-&quot;; IF([.AJ8]&gt;=0.87; &quot;B+&quot;; IF([.AJ8]&gt;=0.84;&quot;B&quot;; IF([.AJ8]&gt;=0.8; &quot;B-&quot;; IF([.AJ8]&gt;=0.77; &quot;C+&quot;; IF([.AJ8]&gt;=0.74;&quot;C&quot;; IF([.AJ8]&gt;=0.7; &quot;C-&quot;; IF([.AJ8]&gt;=0.67; &quot;D+&quot;; IF([.AJ8]&gt;=0.64;&quot;D&quot;; IF([.AJ8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C+</text:p>
          </table:table-cell>
          <table:table-cell table:style-name="ce19" table:formula="of:=VLOOKUP([.AK8]; [.$AS$2:.$AT$15]; 2; 0)" office:value-type="string" office:string-value="" calcext:value-type="error">
            <text:p>Err:509</text:p>
          </table:table-cell>
          <table:table-cell table:style-name="ce19" table:formula="of:=VLOOKUP([.AL8]; [.$AS$2:.$AT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78"/>
        </table:table-row>
        <table:table-row table:style-name="ro1">
          <table:table-cell table:style-name="ce2" office:value-type="string" calcext:value-type="string">
            <text:p>Gabriel Kel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style-name="ce9" office:value-type="string" calcext:value-type="string">
            <text:p>A</text:p>
          </table:table-cell>
          <table:table-cell table:style-name="ce10"/>
          <table:table-cell table:style-name="ce6" office:value-type="string" calcext:value-type="string">
            <text:p>A-</text:p>
          </table:table-cell>
          <table:table-cell table:style-name="ce6"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B</text:p>
          </table:table-cell>
          <table:table-cell table:style-name="ce10"/>
          <table:table-cell/>
          <table:table-cell table:style-name="ce17" table:formula="of:=[.AC9] + [.AI9] + #REF!9 + #REF!9 + [.AC9] + [.AC9]" office:value-type="string" office:string-value="" calcext:value-type="error">
            <text:p>Err:509</text:p>
          </table:table-cell>
          <table:table-cell table:style-name="ce19" table:formula="of:=IF([.AJ9]&gt;=0.9875;&quot;A+&quot;;  IF([.AJ9]&gt;=0.94; &quot;A&quot;; IF([.AJ9]&gt;=0.9; &quot;A-&quot;; IF([.AJ9]&gt;=0.87; &quot;B+&quot;; IF([.AJ9]&gt;=0.84;&quot;B&quot;; IF([.AJ9]&gt;=0.8; &quot;B-&quot;; IF([.AJ9]&gt;=0.77; &quot;C+&quot;; IF([.AJ9]&gt;=0.74;&quot;C&quot;; IF([.AJ9]&gt;=0.7; &quot;C-&quot;; IF([.AJ9]&gt;=0.67; &quot;D+&quot;; IF([.AJ9]&gt;=0.64;&quot;D&quot;; IF([.AJ9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C</text:p>
          </table:table-cell>
          <table:table-cell table:style-name="ce19" table:formula="of:=VLOOKUP([.AK9]; [.$AS$2:.$AT$15]; 2; 0)" office:value-type="string" office:string-value="" calcext:value-type="error">
            <text:p>Err:509</text:p>
          </table:table-cell>
          <table:table-cell table:style-name="ce19" table:formula="of:=VLOOKUP([.AL9]; [.$AS$2:.$AT$15]; 2; 0)" office:value-type="float" office:value="2" calcext:value-type="float">
            <text:p>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Cody Kinne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-</text:p>
          </table:table-cell>
          <table:table-cell table:style-name="ce10"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0"/>
          <table:table-cell/>
          <table:table-cell table:style-name="ce17" table:formula="of:=[.AC10] + [.AI10] + #REF!10 + #REF!10 + [.AC10] + [.AC10]" office:value-type="string" office:string-value="" calcext:value-type="error">
            <text:p>Err:509</text:p>
          </table:table-cell>
          <table:table-cell table:style-name="ce19" table:formula="of:=IF([.AJ10]&gt;=0.9875;&quot;A+&quot;;  IF([.AJ10]&gt;=0.94; &quot;A&quot;; IF([.AJ10]&gt;=0.9; &quot;A-&quot;; IF([.AJ10]&gt;=0.87; &quot;B+&quot;; IF([.AJ10]&gt;=0.84;&quot;B&quot;; IF([.AJ10]&gt;=0.8; &quot;B-&quot;; IF([.AJ10]&gt;=0.77; &quot;C+&quot;; IF([.AJ10]&gt;=0.74;&quot;C&quot;; IF([.AJ10]&gt;=0.7; &quot;C-&quot;; IF([.AJ10]&gt;=0.67; &quot;D+&quot;; IF([.AJ10]&gt;=0.64;&quot;D&quot;; IF([.AJ10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C+</text:p>
          </table:table-cell>
          <table:table-cell table:style-name="ce19" table:formula="of:=VLOOKUP([.AK10]; [.$AS$2:.$AT$15]; 2; 0)" office:value-type="string" office:string-value="" calcext:value-type="error">
            <text:p>Err:509</text:p>
          </table:table-cell>
          <table:table-cell table:style-name="ce19" table:formula="of:=VLOOKUP([.AL10]; [.$AS$2:.$AT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78"/>
        </table:table-row>
        <table:table-row table:style-name="ro1">
          <table:table-cell table:style-name="ce2" office:value-type="string" calcext:value-type="string">
            <text:p>Andreas Landgreb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office:value-type="string" calcext:value-type="string">
            <text:p>C</text:p>
          </table:table-cell>
          <table:table-cell office:value-type="string" calcext:value-type="string">
            <text:p>C-</text:p>
          </table:table-cell>
          <table:table-cell table:number-columns-repeated="2"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table:number-columns-repeated="2" office:value-type="string" calcext:value-type="string">
            <text:p>B</text:p>
          </table:table-cell>
          <table:table-cell table:style-name="ce9"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number-columns-repeated="3" table:style-name="ce6" office:value-type="string" calcext:value-type="string">
            <text:p>A-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table:style-name="ce6"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B</text:p>
          </table:table-cell>
          <table:table-cell table:style-name="ce10"/>
          <table:table-cell/>
          <table:table-cell table:style-name="ce17" table:formula="of:=[.AC11] + [.AI11] + #REF!11 + #REF!11 + [.AC11] + [.AC11]" office:value-type="string" office:string-value="" calcext:value-type="error">
            <text:p>Err:509</text:p>
          </table:table-cell>
          <table:table-cell table:style-name="ce19" table:formula="of:=IF([.AJ11]&gt;=0.9875;&quot;A+&quot;;  IF([.AJ11]&gt;=0.94; &quot;A&quot;; IF([.AJ11]&gt;=0.9; &quot;A-&quot;; IF([.AJ11]&gt;=0.87; &quot;B+&quot;; IF([.AJ11]&gt;=0.84;&quot;B&quot;; IF([.AJ11]&gt;=0.8; &quot;B-&quot;; IF([.AJ11]&gt;=0.77; &quot;C+&quot;; IF([.AJ11]&gt;=0.74;&quot;C&quot;; IF([.AJ11]&gt;=0.7; &quot;C-&quot;; IF([.AJ11]&gt;=0.67; &quot;D+&quot;; IF([.AJ11]&gt;=0.64;&quot;D&quot;; IF([.AJ11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-</text:p>
          </table:table-cell>
          <table:table-cell table:style-name="ce19" table:formula="of:=VLOOKUP([.AK11]; [.$AS$2:.$AT$15]; 2; 0)" office:value-type="string" office:string-value="" calcext:value-type="error">
            <text:p>Err:509</text:p>
          </table:table-cell>
          <table:table-cell table:style-name="ce19" table:formula="of:=VLOOKUP([.AL11]; [.$AS$2:.$AT$15]; 2; 0)" office:value-type="float" office:value="2.7" calcext:value-type="float">
            <text:p>2.7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78"/>
        </table:table-row>
        <table:table-row table:style-name="ro1">
          <table:table-cell table:style-name="ce2" office:value-type="string" calcext:value-type="string">
            <text:p>Alexander Mea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</text:p>
          </table:table-cell>
          <table:table-cell table:style-name="ce9" office:value-type="string" calcext:value-type="string">
            <text:p>A-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B</text:p>
          </table:table-cell>
          <table:table-cell table:style-name="ce6" office:value-type="string" calcext:value-type="string">
            <text:p>C-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table:style-name="ce10"/>
          <table:table-cell/>
          <table:table-cell table:style-name="ce17" table:formula="of:=[.AC12] + [.AI12] + #REF!12 + #REF!12 + [.AC12] + [.AC12]" office:value-type="string" office:string-value="" calcext:value-type="error">
            <text:p>Err:509</text:p>
          </table:table-cell>
          <table:table-cell table:style-name="ce19" table:formula="of:=IF([.AJ12]&gt;=0.9875;&quot;A+&quot;;  IF([.AJ12]&gt;=0.94; &quot;A&quot;; IF([.AJ12]&gt;=0.9; &quot;A-&quot;; IF([.AJ12]&gt;=0.87; &quot;B+&quot;; IF([.AJ12]&gt;=0.84;&quot;B&quot;; IF([.AJ12]&gt;=0.8; &quot;B-&quot;; IF([.AJ12]&gt;=0.77; &quot;C+&quot;; IF([.AJ12]&gt;=0.74;&quot;C&quot;; IF([.AJ12]&gt;=0.7; &quot;C-&quot;; IF([.AJ12]&gt;=0.67; &quot;D+&quot;; IF([.AJ12]&gt;=0.64;&quot;D&quot;; IF([.AJ12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+</text:p>
          </table:table-cell>
          <table:table-cell table:style-name="ce19" table:formula="of:=VLOOKUP([.AK12]; [.$AS$2:.$AT$15]; 2; 0)" office:value-type="string" office:string-value="" calcext:value-type="error">
            <text:p>Err:509</text:p>
          </table:table-cell>
          <table:table-cell table:style-name="ce19" table:formula="of:=VLOOKUP([.AL12]; [.$AS$2:.$AT$15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78"/>
        </table:table-row>
        <table:table-row table:style-name="ro1">
          <table:table-cell table:style-name="ce2" office:value-type="string" calcext:value-type="string">
            <text:p>Keegan Shud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style-name="ce9" office:value-type="string" calcext:value-type="string">
            <text:p>A-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-</text:p>
          </table:table-cell>
          <table:table-cell table:number-columns-repeated="2" table:style-name="ce6" office:value-type="string" calcext:value-type="string">
            <text:p>A</text:p>
          </table:table-cell>
          <table:table-cell table:style-name="ce6" office:value-type="string" calcext:value-type="string">
            <text:p>C+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0"/>
          <table:table-cell/>
          <table:table-cell table:style-name="ce17" table:formula="of:=[.AC13] + [.AI13] + #REF!13 + #REF!13 + [.AC13] + [.AC13]" office:value-type="string" office:string-value="" calcext:value-type="error">
            <text:p>Err:509</text:p>
          </table:table-cell>
          <table:table-cell table:style-name="ce19" table:formula="of:=IF([.AJ13]&gt;=0.9875;&quot;A+&quot;;  IF([.AJ13]&gt;=0.94; &quot;A&quot;; IF([.AJ13]&gt;=0.9; &quot;A-&quot;; IF([.AJ13]&gt;=0.87; &quot;B+&quot;; IF([.AJ13]&gt;=0.84;&quot;B&quot;; IF([.AJ13]&gt;=0.8; &quot;B-&quot;; IF([.AJ13]&gt;=0.77; &quot;C+&quot;; IF([.AJ13]&gt;=0.74;&quot;C&quot;; IF([.AJ13]&gt;=0.7; &quot;C-&quot;; IF([.AJ13]&gt;=0.67; &quot;D+&quot;; IF([.AJ13]&gt;=0.64;&quot;D&quot;; IF([.AJ13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A-</text:p>
          </table:table-cell>
          <table:table-cell table:style-name="ce19" table:formula="of:=VLOOKUP([.AK13]; [.$AS$2:.$AT$15]; 2; 0)" office:value-type="string" office:string-value="" calcext:value-type="error">
            <text:p>Err:509</text:p>
          </table:table-cell>
          <table:table-cell table:style-name="ce19" table:formula="of:=VLOOKUP([.AL13]; [.$AS$2:.$AT$15]; 2; 0)" office:value-type="float" office:value="3.7" calcext:value-type="float">
            <text:p>3.7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78"/>
        </table:table-row>
        <table:table-row table:style-name="ro1">
          <table:table-cell table:style-name="ce2" office:value-type="string" calcext:value-type="string">
            <text:p>Luke Smith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-</text:p>
          </table:table-cell>
          <table:table-cell table:style-name="ce10"/>
          <table:table-cell table:number-columns-repeated="3"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A-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10"/>
          <table:table-cell/>
          <table:table-cell table:style-name="ce17" table:formula="of:=[.AC14] + [.AI14] + #REF!14 + #REF!14 + [.AC14] + [.AC14]" office:value-type="string" office:string-value="" calcext:value-type="error">
            <text:p>Err:509</text:p>
          </table:table-cell>
          <table:table-cell table:style-name="ce19" table:formula="of:=IF([.AJ14]&gt;=0.9875;&quot;A+&quot;;  IF([.AJ14]&gt;=0.94; &quot;A&quot;; IF([.AJ14]&gt;=0.9; &quot;A-&quot;; IF([.AJ14]&gt;=0.87; &quot;B+&quot;; IF([.AJ14]&gt;=0.84;&quot;B&quot;; IF([.AJ14]&gt;=0.8; &quot;B-&quot;; IF([.AJ14]&gt;=0.77; &quot;C+&quot;; IF([.AJ14]&gt;=0.74;&quot;C&quot;; IF([.AJ14]&gt;=0.7; &quot;C-&quot;; IF([.AJ14]&gt;=0.67; &quot;D+&quot;; IF([.AJ14]&gt;=0.64;&quot;D&quot;; IF([.AJ14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C+</text:p>
          </table:table-cell>
          <table:table-cell table:style-name="ce19" table:formula="of:=VLOOKUP([.AK14]; [.$AS$2:.$AT$15]; 2; 0)" office:value-type="string" office:string-value="" calcext:value-type="error">
            <text:p>Err:509</text:p>
          </table:table-cell>
          <table:table-cell table:style-name="ce19" table:formula="of:=VLOOKUP([.AL14]; [.$AS$2:.$AT$15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78"/>
        </table:table-row>
        <table:table-row table:style-name="ro1">
          <table:table-cell table:style-name="ce2" office:value-type="string" calcext:value-type="string">
            <text:p>Michael Weisman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A-</text:p>
          </table:table-cell>
          <table:table-cell table:style-name="ce10"/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9"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</text:p>
          </table:table-cell>
          <table:table-cell table:style-name="ce6" office:value-type="string" calcext:value-type="string">
            <text:p>A-</text:p>
          </table:table-cell>
          <table:table-cell table:number-columns-repeated="3" table:style-name="ce6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table:style-name="ce10"/>
          <table:table-cell/>
          <table:table-cell table:style-name="ce17" table:formula="of:=[.AC15] + [.AI15] + #REF!15 + #REF!15 + [.AC15] + [.AC15]" office:value-type="string" office:string-value="" calcext:value-type="error">
            <text:p>Err:509</text:p>
          </table:table-cell>
          <table:table-cell table:style-name="ce19" table:formula="of:=IF([.AJ15]&gt;=0.9875;&quot;A+&quot;;  IF([.AJ15]&gt;=0.94; &quot;A&quot;; IF([.AJ15]&gt;=0.9; &quot;A-&quot;; IF([.AJ15]&gt;=0.87; &quot;B+&quot;; IF([.AJ15]&gt;=0.84;&quot;B&quot;; IF([.AJ15]&gt;=0.8; &quot;B-&quot;; IF([.AJ15]&gt;=0.77; &quot;C+&quot;; IF([.AJ15]&gt;=0.74;&quot;C&quot;; IF([.AJ15]&gt;=0.7; &quot;C-&quot;; IF([.AJ15]&gt;=0.67; &quot;D+&quot;; IF([.AJ15]&gt;=0.64;&quot;D&quot;; IF([.AJ15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-</text:p>
          </table:table-cell>
          <table:table-cell table:style-name="ce19" table:formula="of:=VLOOKUP([.AK15]; [.$AS$2:.$AT$15]; 2; 0)" office:value-type="string" office:string-value="" calcext:value-type="error">
            <text:p>Err:509</text:p>
          </table:table-cell>
          <table:table-cell table:style-name="ce19" table:formula="of:=VLOOKUP([.AL15]; [.$AS$2:.$AT$15]; 2; 0)" office:value-type="float" office:value="2.7" calcext:value-type="float">
            <text:p>2.7</text:p>
          </table:table-cell>
          <table:table-cell/>
          <table:table-cell table:style-name="Default" office:value-type="string" calcext:value-type="string">
            <text:p>HC</text:p>
          </table:table-cell>
          <table:table-cell office:value-type="float" office:value="50" calcext:value-type="float">
            <text:p>50</text:p>
          </table:table-cell>
          <table:table-cell/>
          <table:table-cell table:style-name="Default" table:number-columns-repeated="2"/>
          <table:table-cell table:number-columns-repeated="978"/>
        </table:table-row>
        <table:table-row table:style-name="ro1">
          <table:table-cell table:style-name="ce2" office:value-type="string" calcext:value-type="string">
            <text:p>Hanzhong Zheng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table:style-name="ce9" office:value-type="string" calcext:value-type="string">
            <text:p>B</text:p>
          </table:table-cell>
          <table:table-cell table:style-name="ce10"/>
          <table:table-cell table:number-columns-repeated="2" table:style-name="ce6" office:value-type="string" calcext:value-type="string">
            <text:p>A</text:p>
          </table:table-cell>
          <table:table-cell table:number-columns-repeated="3" table:style-name="ce6" office:value-type="string" calcext:value-type="string">
            <text:p>A-</text:p>
          </table:table-cell>
          <table:table-cell table:style-name="ce6" office:value-type="string" calcext:value-type="string">
            <text:p>B+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-</text:p>
          </table:table-cell>
          <table:table-cell table:style-name="ce6"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table:style-name="ce10"/>
          <table:table-cell/>
          <table:table-cell table:style-name="ce17" table:formula="of:=[.AC16] + [.AI16] + #REF!16 + #REF!16 + [.AC16] + [.AC16]" office:value-type="string" office:string-value="" calcext:value-type="error">
            <text:p>Err:509</text:p>
          </table:table-cell>
          <table:table-cell table:style-name="ce19" table:formula="of:=IF([.AJ16]&gt;=0.9875;&quot;A+&quot;;  IF([.AJ16]&gt;=0.94; &quot;A&quot;; IF([.AJ16]&gt;=0.9; &quot;A-&quot;; IF([.AJ16]&gt;=0.87; &quot;B+&quot;; IF([.AJ16]&gt;=0.84;&quot;B&quot;; IF([.AJ16]&gt;=0.8; &quot;B-&quot;; IF([.AJ16]&gt;=0.77; &quot;C+&quot;; IF([.AJ16]&gt;=0.74;&quot;C&quot;; IF([.AJ16]&gt;=0.7; &quot;C-&quot;; IF([.AJ16]&gt;=0.67; &quot;D+&quot;; IF([.AJ16]&gt;=0.64;&quot;D&quot;; IF([.AJ16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-</text:p>
          </table:table-cell>
          <table:table-cell table:style-name="ce19" table:formula="of:=VLOOKUP([.AK16]; [.$AS$2:.$AT$15]; 2; 0)" office:value-type="string" office:string-value="" calcext:value-type="error">
            <text:p>Err:509</text:p>
          </table:table-cell>
          <table:table-cell table:style-name="ce19" table:formula="of:=VLOOKUP([.AL16]; [.$AS$2:.$AT$15]; 2; 0)" office:value-type="float" office:value="2.7" calcext:value-type="float">
            <text:p>2.7</text:p>
          </table:table-cell>
          <table:table-cell/>
          <table:table-cell table:style-name="ce26"/>
          <table:table-cell table:style-name="ce15"/>
          <table:table-cell/>
          <table:table-cell table:style-name="ce26"/>
          <table:table-cell table:style-name="ce33"/>
          <table:table-cell table:number-columns-repeated="2"/>
          <table:table-cell table:style-name="Default"/>
          <table:table-cell table:number-columns-repeated="975"/>
        </table:table-row>
        <table:table-row table:style-name="ro1">
          <table:table-cell table:number-columns-repeated="18"/>
          <table:table-cell table:style-name="ce6"/>
          <table:table-cell table:number-columns-repeated="16"/>
          <table:table-cell table:style-name="ce17" table:formula="of:=[.AC17] + [.AI17] + #REF!17 + #REF!17 + [.AC17] + [.AC17]" office:value-type="string" office:string-value="" calcext:value-type="error">
            <text:p>Err:509</text:p>
          </table:table-cell>
          <table:table-cell table:style-name="ce19" table:formula="of:=IF([.AJ17]&gt;=0.9875;&quot;A+&quot;;  IF([.AJ17]&gt;=0.94; &quot;A&quot;; IF([.AJ17]&gt;=0.9; &quot;A-&quot;; IF([.AJ17]&gt;=0.87; &quot;B+&quot;; IF([.AJ17]&gt;=0.84;&quot;B&quot;; IF([.AJ17]&gt;=0.8; &quot;B-&quot;; IF([.AJ17]&gt;=0.77; &quot;C+&quot;; IF([.AJ17]&gt;=0.74;&quot;C&quot;; IF([.AJ17]&gt;=0.7; &quot;C-&quot;; IF([.AJ17]&gt;=0.67; &quot;D+&quot;; IF([.AJ17]&gt;=0.64;&quot;D&quot;; IF([.AJ17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+</text:p>
          </table:table-cell>
          <table:table-cell table:style-name="ce19" table:formula="of:=VLOOKUP([.AK17]; [.$AS$2:.$AT$15]; 2; 0)" office:value-type="string" office:string-value="" calcext:value-type="error">
            <text:p>Err:509</text:p>
          </table:table-cell>
          <table:table-cell table:style-name="ce19" table:formula="of:=VLOOKUP([.AL17]; [.$AS$2:.$AT$15]; 2; 0)" office:value-type="float" office:value="3.3" calcext:value-type="float">
            <text:p>3.3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78"/>
        </table:table-row>
        <table:table-row table:style-name="ro1">
          <table:table-cell table:style-name="ce2"/>
          <table:table-cell table:number-columns-repeated="34"/>
          <table:table-cell table:style-name="ce17" table:formula="of:=[.AC18] + [.AI18] + #REF!18 + #REF!18 + [.AC18] + [.AC18]" office:value-type="string" office:string-value="" calcext:value-type="error">
            <text:p>Err:509</text:p>
          </table:table-cell>
          <table:table-cell table:style-name="ce19" table:formula="of:=IF([.AJ18]&gt;=0.9875;&quot;A+&quot;;  IF([.AJ18]&gt;=0.94; &quot;A&quot;; IF([.AJ18]&gt;=0.9; &quot;A-&quot;; IF([.AJ18]&gt;=0.87; &quot;B+&quot;; IF([.AJ18]&gt;=0.84;&quot;B&quot;; IF([.AJ18]&gt;=0.8; &quot;B-&quot;; IF([.AJ18]&gt;=0.77; &quot;C+&quot;; IF([.AJ18]&gt;=0.74;&quot;C&quot;; IF([.AJ18]&gt;=0.7; &quot;C-&quot;; IF([.AJ18]&gt;=0.67; &quot;D+&quot;; IF([.AJ18]&gt;=0.64;&quot;D&quot;; IF([.AJ18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</text:p>
          </table:table-cell>
          <table:table-cell table:style-name="ce19" table:formula="of:=VLOOKUP([.AK18]; [.$AS$2:.$AT$15]; 2; 0)" office:value-type="string" office:string-value="" calcext:value-type="error">
            <text:p>Err:509</text:p>
          </table:table-cell>
          <table:table-cell table:style-name="ce19" table:formula="of:=VLOOKUP([.AL18]; [.$AS$2:.$AT$15]; 2; 0)" office:value-type="float" office:value="3" calcext:value-type="float">
            <text:p>3</text:p>
          </table:table-cell>
          <table:table-cell table:number-columns-repeated="984"/>
        </table:table-row>
        <table:table-row table:style-name="ro1">
          <table:table-cell table:number-columns-repeated="35"/>
          <table:table-cell table:style-name="ce17" table:formula="of:=[.AC19] + [.AI19] + #REF!19 + #REF!19 + [.AC19] + [.AC19]" office:value-type="string" office:string-value="" calcext:value-type="error">
            <text:p>Err:509</text:p>
          </table:table-cell>
          <table:table-cell table:style-name="ce19" table:formula="of:=IF([.AJ19]&gt;=0.9875;&quot;A+&quot;;  IF([.AJ19]&gt;=0.94; &quot;A&quot;; IF([.AJ19]&gt;=0.9; &quot;A-&quot;; IF([.AJ19]&gt;=0.87; &quot;B+&quot;; IF([.AJ19]&gt;=0.84;&quot;B&quot;; IF([.AJ19]&gt;=0.8; &quot;B-&quot;; IF([.AJ19]&gt;=0.77; &quot;C+&quot;; IF([.AJ19]&gt;=0.74;&quot;C&quot;; IF([.AJ19]&gt;=0.7; &quot;C-&quot;; IF([.AJ19]&gt;=0.67; &quot;D+&quot;; IF([.AJ19]&gt;=0.64;&quot;D&quot;; IF([.AJ19]&gt;=0.6; &quot;D-&quot;; &quot;F&quot;))))))))))))" office:value-type="string" office:string-value="" calcext:value-type="error">
            <text:p>Err:509</text:p>
          </table:table-cell>
          <table:table-cell table:style-name="ce19" office:value-type="string" calcext:value-type="string">
            <text:p>B+</text:p>
          </table:table-cell>
          <table:table-cell table:style-name="ce19" table:formula="of:=VLOOKUP([.AK19]; [.$AS$2:.$AT$15]; 2; 0)" office:value-type="string" office:string-value="" calcext:value-type="error">
            <text:p>Err:509</text:p>
          </table:table-cell>
          <table:table-cell table:style-name="ce19" table:formula="of:=VLOOKUP([.AL19]; [.$AS$2:.$AT$15]; 2; 0)" office:value-type="float" office:value="3.3" calcext:value-type="float">
            <text:p>3.3</text:p>
          </table:table-cell>
          <table:table-cell table:number-columns-repeated="984"/>
        </table:table-row>
        <table:table-row table:style-name="ro1">
          <table:table-cell table:number-columns-repeated="19"/>
          <table:table-cell table:style-name="Default"/>
          <table:table-cell table:number-columns-repeated="15"/>
          <table:table-cell table:style-name="ce17"/>
          <table:table-cell table:style-name="ce19" table:number-columns-repeated="4"/>
          <table:table-cell table:number-columns-repeated="984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2"/>
          <table:table-cell table:style-name="Default"/>
          <table:table-cell table:number-columns-repeated="15"/>
          <table:table-cell table:style-name="ce17"/>
          <table:table-cell table:style-name="ce19" table:number-columns-repeated="4"/>
          <table:table-cell table:number-columns-repeated="984"/>
        </table:table-row>
        <table:table-row table:style-name="ro1">
          <table:table-cell table:number-columns-repeated="16"/>
          <table:table-cell table:style-name="Default"/>
          <table:table-cell table:number-columns-repeated="2"/>
          <table:table-cell table:style-name="Default"/>
          <table:table-cell table:number-columns-repeated="15"/>
          <table:table-cell table:style-name="ce19" table:formula="of:=AVERAGE([.AJ2:.AJ19])" office:value-type="string" office:string-value="" calcext:value-type="error">
            <text:p>Err:509</text:p>
          </table:table-cell>
          <table:table-cell table:style-name="ce22" table:number-columns-repeated="2"/>
          <table:table-cell table:style-name="ce19" table:formula="of:=AVERAGE([.AM2:.AM22])" office:value-type="string" office:string-value="" calcext:value-type="error">
            <text:p>Err:509</text:p>
          </table:table-cell>
          <table:table-cell table:style-name="ce19" table:formula="of:=AVERAGE([.AN2:.AN22])" office:value-type="float" office:value="2.79444444444444" calcext:value-type="float">
            <text:p>2.7944444444</text:p>
          </table:table-cell>
          <table:table-cell table:number-columns-repeated="984"/>
        </table:table-row>
        <table:table-row table:style-name="ro1" table:number-rows-repeated="12">
          <table:table-cell table:number-columns-repeated="16"/>
          <table:table-cell table:style-name="Default"/>
          <table:table-cell table:number-columns-repeated="2"/>
          <table:table-cell table:style-name="Default"/>
          <table:table-cell table:number-columns-repeated="1004"/>
        </table:table-row>
        <table:table-row table:style-name="ro1">
          <table:table-cell table:number-columns-repeated="16"/>
          <table:table-cell table:style-name="Default"/>
          <table:table-cell table:number-columns-repeated="1007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0/00/0000</text:date>, <text:time style:data-style-name="N2" text:time-value="11:40:56.7321946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5-04-21T11:59:30.578535989</dc:date>
    <dc:creator>Gregory Kapfhammer</dc:creator>
    <meta:editing-duration>P10DT32M39S</meta:editing-duration>
    <meta:editing-cycles>343</meta:editing-cycles>
    <meta:generator>LibreOffice/4.2.7.2$Linux_x86 LibreOffice_project/420m0$Build-2</meta:generator>
    <meta:printed-by>Gregory Kapfhammer</meta:printed-by>
    <meta:print-date>2012-12-31T15:26:41</meta:print-date>
    <meta:document-statistic meta:table-count="1" meta:cell-count="654" meta:object-count="0"/>
  </office:meta>
</office:document-meta>
</file>